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 style:list-style-name="L1">
      <style:text-properties style:font-name="Times New Roman"/>
    </style:style>
    <style:style style:name="P5" style:family="paragraph" style:parent-style-name="Standard" style:list-style-name="L2">
      <style:text-properties style:font-name="Times New Roman"/>
    </style:style>
    <style:style style:name="P6" style:family="paragraph" style:parent-style-name="Standard">
      <style:text-properties style:font-name="Times New Roman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xed Point Convergence</text:p>
      <text:p text:style-name="P1"/>
      <text:p text:style-name="P1">When using x_{n+1}=g(x_n) to solve the equation x=g(x). The scheme will converge to a value in [a,b] if </text:p>
      <text:list xml:id="list1598467454" text:style-name="L1">
        <text:list-item>
          <text:p text:style-name="P4">g:[a,b] =&gt; [a,b].</text:p>
        </text:list-item>
      </text:list>
      <text:list xml:id="list1992348032" text:style-name="L2">
        <text:list-item>
          <text:p text:style-name="P5">|g'(x)| &lt; 1</text:p>
        </text:list-item>
      </text:list>
      <text:p text:style-name="P1"/>
      <text:p text:style-name="P1">Ex. Solving x-sinx = 0</text:p>
      <text:p text:style-name="P1">x = sinx, so g(x) = sinx</text:p>
      <text:p text:style-name="P1">Since |g'(x)| = |cosx| &lt; 1, and g:[-1,1]-&gt;[-1,1], there must be a fixed point in [a,b].</text:p>
      <text:p text:style-name="P1"/>
      <text:p text:style-name="P1">Ex. Consider the roots of f(x) = x^3 - x.</text:p>
      <text:p text:style-name="P1">We know this has solution x = {0, 1, -1}</text:p>
      <text:p text:style-name="P1"/>
      <text:p text:style-name="P1">[A] Write as x = x^3, so g(x) = x^3 =&gt; g'(x) = 3x^2, so |g'(x)| &gt; 1, so this function diverges.</text:p>
      <text:p text:style-name="P1">[B] On the other hand, starting with x_o in (-1, 1), the scheme will converge to 0 despite the extermities of the slope.</text:p>
      <text:p text:style-name="P1"/>
      <text:p text:style-name="P1"/>
      <text:p text:style-name="P2">Interpolating Polynomials <text:span text:style-name="T1">(Newton's way)</text:span></text:p>
      <text:p text:style-name="P6"/>
      <text:p text:style-name="P6">We consider the problem of finding a polynomial of degree n that will go through a set of n+ 1 equally spaced data points:</text:p>
      <text:p text:style-name="P6">(x_0, y_0), (x_0+h, y_1), (x_0+2h, y_2) …</text:p>
      <text:p text:style-name="P6"/>
      <text:p text:style-name="P6">We will use n = 3. Assume the data points are (0, y_0), (1, y_1), (2, y_2), (3, y_3). We will write</text:p>
      <text:p text:style-name="P6">y = a + bx + cx^2 + dx^3</text:p>
      <text:p text:style-name="P6"><draw:frame draw:style-name="fr1" draw:name="Object1" text:anchor-type="as-char" svg:y="-0.8335in" svg:width="1.4689in" svg:height="0.85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1" draw:name="Object2" text:anchor-type="as-char" svg:y="-0.8335in" svg:width="1.3016in" svg:height="0.64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draw:frame draw:style-name="fr2" draw:name="Object3" text:anchor-type="as-char" svg:width="4.402in" svg:height="2.382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<text:soft-page-break/></text:p>
      <text:p text:style-name="P6"><draw:frame draw:style-name="fr2" draw:name="Object5" text:anchor-type="as-char" svg:width="1.9189in" svg:height="0.5472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1-01-09T08:56:33</meta:creation-date>
    <dc:date>2011-01-11T09:07:41</dc:date>
    <dc:creator>Sandy Maguire</dc:creator>
    <meta:editing-duration>PT00H45M26S</meta:editing-duration>
    <meta:editing-cycles>12</meta:editing-cycles>
    <meta:generator>OpenOffice.org/3.2$Unix OpenOffice.org_project/320m19$Build-9505</meta:generator>
    <meta:document-statistic meta:table-count="0" meta:image-count="0" meta:object-count="4" meta:page-count="2" meta:paragraph-count="20" meta:word-count="188" meta:character-count="916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n>0</mn>
            </msub>
            <mi mathvariant="normal">=</mi>
            <mi>a</mi>
          </mrow>
        </mtd>
      </mtr>
      <mtr>
        <mtd>
          <mrow>
            <msub>
              <mi>y</mi>
              <mn>1</mn>
            </msub>
            <mi mathvariant="normal">=</mi>
            <mrow>
              <mrow>
                <mrow>
                  <mi>a</mi>
                  <mo stretchy="false">+</mo>
                  <mi>b</mi>
                </mrow>
                <mo stretchy="false">+</mo>
                <mi>c</mi>
              </mrow>
              <mo stretchy="false">+</mo>
              <mi>d</mi>
            </mrow>
          </mrow>
        </mtd>
      </mtr>
      <mtr>
        <mtd>
          <mrow>
            <msub>
              <mi>y</mi>
              <mn>2</mn>
            </msub>
            <mi mathvariant="normal">=</mi>
            <mrow>
              <mrow>
                <mrow>
                  <mi>a</mi>
                  <mo stretchy="false">+</mo>
                  <mn>2b</mn>
                </mrow>
                <mo stretchy="false">+</mo>
                <mn>4c</mn>
              </mrow>
              <mo stretchy="false">+</mo>
              <mn>8d</mn>
            </mrow>
          </mrow>
        </mtd>
      </mtr>
      <mtr>
        <mtd>
          <mrow>
            <msub>
              <mi>y</mi>
              <mn>3</mn>
            </msub>
            <mi mathvariant="normal">=</mi>
            <mrow>
              <mrow>
                <mrow>
                  <mi>a</mi>
                  <mo stretchy="false">+</mo>
                  <mn>3b</mn>
                </mrow>
                <mo stretchy="false">+</mo>
                <mn>9c</mn>
              </mrow>
              <mo stretchy="false">+</mo>
              <mn>27d</mn>
            </mrow>
          </mrow>
        </mtd>
      </mtr>
    </mtable>
    <annotation encoding="StarMath 5.0">y_0 = a newline
y_1 = a + b + c + d newline
y_2 = a + 2b + 4c + 8d newline
y_3 = a + 3b + 9c + 27d</annotation>
  </semantics>
</math>
</file>

<file path=Object 2/content.xml><?xml version="1.0" encoding="utf-8"?>
<math xmlns="http://www.w3.org/1998/Math/MathML">
  <semantics>
    <mtable>
      <mtr>
        <mtd>
          <mrow>
            <mo stretchy="false">Δ</mo>
            <mrow>
              <msub>
                <mi>y</mi>
                <mn>0</mn>
              </msub>
              <mi mathvariant="normal">=</mi>
              <mrow>
                <mrow>
                  <mi>b</mi>
                  <mo stretchy="false">+</mo>
                  <mi>c</mi>
                </mrow>
                <mo stretchy="false">+</mo>
                <mi>d</mi>
              </mrow>
            </mrow>
          </mrow>
        </mtd>
      </mtr>
      <mtr>
        <mtd>
          <mrow>
            <mo stretchy="false">Δ</mo>
            <mrow>
              <msub>
                <mi>y</mi>
                <mn>1</mn>
              </msub>
              <mi mathvariant="normal">=</mi>
              <mrow>
                <mrow>
                  <mi>b</mi>
                  <mo stretchy="false">+</mo>
                  <mn>3c</mn>
                </mrow>
                <mo stretchy="false">+</mo>
                <mn>7d</mn>
              </mrow>
            </mrow>
          </mrow>
        </mtd>
      </mtr>
      <mtr>
        <mtd>
          <mrow>
            <mo stretchy="false">Δ</mo>
            <mrow>
              <msub>
                <mi>y</mi>
                <mn>2</mn>
              </msub>
              <mi mathvariant="normal">=</mi>
              <mrow>
                <mrow>
                  <mi>b</mi>
                  <mo stretchy="false">+</mo>
                  <mn>5c</mn>
                </mrow>
                <mo stretchy="false">+</mo>
                <mn>19d</mn>
              </mrow>
            </mrow>
          </mrow>
        </mtd>
      </mtr>
    </mtable>
    <annotation encoding="StarMath 5.0">%DELTA y_0 = b + c + d newline
%DELTA y_1 = b + 3c + 7d newline
%DELTA y_2 = b + 5c + 19d</annotation>
  </semantics>
</math>
</file>

<file path=Object 3/content.xml><?xml version="1.0" encoding="utf-8"?>
<math xmlns="http://www.w3.org/1998/Math/MathML">
  <semantics>
    <mtable>
      <mtr>
        <mtd>
          <mrow>
            <mi>d</mi>
            <mi mathvariant="normal">=</mi>
            <mfrac>
              <mrow>
                <msup>
                  <mo stretchy="false">Δ</mo>
                  <mn>2</mn>
                </msup>
                <msub>
                  <mi>y</mi>
                  <mn>0</mn>
                </msub>
              </mrow>
              <mn>6</mn>
            </mfrac>
          </mrow>
        </mtd>
      </mtr>
      <mtr>
        <mtd>
          <mrow>
            <mrow>
              <mi>c</mi>
              <mi mathvariant="normal">=</mi>
              <mfrac>
                <mn>1</mn>
                <mn>2</mn>
              </mfrac>
            </mrow>
            <mrow>
              <msup>
                <mo stretchy="false">Δ</mo>
                <mn>2</mn>
              </msup>
              <mrow>
                <msub>
                  <mi>y</mi>
                  <mn>0</mn>
                </msub>
                <mi mathvariant="normal">−</mi>
                <msup>
                  <mo stretchy="false">Δ</mo>
                  <mn>3</mn>
                </msup>
              </mrow>
              <msub>
                <mi>y</mi>
                <mn>0</mn>
              </msub>
            </mrow>
          </mrow>
        </mtd>
      </mtr>
      <mtr>
        <mtd>
          <mrow>
            <mrow>
              <mi>b</mi>
              <mi mathvariant="normal">=</mi>
              <mo stretchy="false">Δ</mo>
            </mrow>
            <mrow>
              <mrow>
                <msub>
                  <mi>y</mi>
                  <mn>0</mn>
                </msub>
                <mi mathvariant="normal">−</mi>
                <mfrac>
                  <mrow>
                    <msup>
                      <mo stretchy="false">Δ</mo>
                      <mn>2</mn>
                    </msup>
                    <msub>
                      <mi>y</mi>
                      <mn>0</mn>
                    </msub>
                  </mrow>
                  <mn>2</mn>
                </mfrac>
              </mrow>
              <mo stretchy="false">+</mo>
              <mfrac>
                <mrow>
                  <msup>
                    <mo stretchy="false">Δ</mo>
                    <mn>3</mn>
                  </msup>
                  <msub>
                    <mi>y</mi>
                    <mn>0</mn>
                  </msub>
                </mrow>
                <mn>3</mn>
              </mfrac>
            </mrow>
          </mrow>
        </mtd>
      </mtr>
      <mtr>
        <mtd>
          <mrow>
            <mi>a</mi>
            <mi mathvariant="normal">=</mi>
            <msub>
              <mi>y</mi>
              <mn>0</mn>
            </msub>
          </mrow>
        </mtd>
      </mtr>
      <mtr>
        <mtd>
          <mrow>
            <mrow>
              <mi>y</mi>
              <mi mathvariant="normal">=</mi>
              <mrow>
                <msub>
                  <mi>y</mi>
                  <mn>0</mn>
                </msub>
                <mo stretchy="false">+</mo>
                <mrow>
                  <mo stretchy="false">(</mo>
                  <mrow>
                    <mo stretchy="false">Δ</mo>
                    <mrow>
                      <mrow>
                        <msub>
                          <mi>y</mi>
                          <mn>0</mn>
                        </msub>
                        <mi mathvariant="normal">−</mi>
                        <mfrac>
                          <mrow>
                            <msup>
                              <mo stretchy="false">Δ</mo>
                              <mn>2</mn>
                            </msup>
                            <msub>
                              <mi>y</mi>
                              <mn>0</mn>
                            </msub>
                          </mrow>
                          <mn>2</mn>
                        </mfrac>
                      </mrow>
                      <mo stretchy="false">+</mo>
                      <mfrac>
                        <mrow>
                          <msup>
                            <mo stretchy="false">Δ</mo>
                            <mn>3</mn>
                          </msup>
                          <msub>
                            <mi>y</mi>
                            <mn>0</mn>
                          </msub>
                        </mrow>
                        <mn>3</mn>
                      </mfrac>
                    </mrow>
                  </mrow>
                  <mo stretchy="false">)</mo>
                </mrow>
              </mrow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(</mo>
              <mrow>
                <msup>
                  <mo stretchy="false">Δ</mo>
                  <mn>2</mn>
                </msup>
                <mrow>
                  <msub>
                    <mi>y</mi>
                    <mn>0</mn>
                  </msub>
                  <mi mathvariant="normal">−</mi>
                  <msup>
                    <mo stretchy="false">Δ</mo>
                    <mn>3</mn>
                  </msup>
                </mrow>
                <msub>
                  <mi>y</mi>
                  <mn>0</mn>
                </msub>
              </mrow>
              <mo stretchy="false">)</mo>
            </mrow>
            <mrow>
              <msup>
                <mi>x</mi>
                <mn>2</mn>
              </msup>
              <mo stretchy="false">+</mo>
              <mrow>
                <mo stretchy="false">(</mo>
                <mfrac>
                  <mrow>
                    <msup>
                      <mo stretchy="false">Δ</mo>
                      <mn>2</mn>
                    </msup>
                    <msub>
                      <mi>y</mi>
                      <mn>0</mn>
                    </msub>
                  </mrow>
                  <mn>6</mn>
                </mfrac>
                <mo stretchy="false">)</mo>
              </mrow>
            </mrow>
            <msup>
              <mi>x</mi>
              <mn>3</mn>
            </msup>
          </mrow>
        </mtd>
      </mtr>
      <mtr>
        <mtd>
          <mrow>
            <mrow>
              <mi>y</mi>
              <mi mathvariant="normal">=</mi>
              <mrow>
                <msub>
                  <mi>y</mi>
                  <mn>0</mn>
                </msub>
                <mo stretchy="false">+</mo>
                <mo stretchy="false">Δ</mo>
              </mrow>
            </mrow>
            <msub>
              <mi>y</mi>
              <mn>0</mn>
            </msub>
            <mrow>
              <mi>x</mi>
              <mo stretchy="false">+</mo>
              <mi>x</mi>
            </mrow>
            <mrow>
              <mo stretchy="false">(</mo>
              <mrow>
                <mi>x</mi>
                <mi mathvariant="normal">−</mi>
                <mn>1</mn>
              </mrow>
              <mo stretchy="false">)</mo>
            </mrow>
            <mrow>
              <mrow>
                <msup>
                  <mo stretchy="false">Δ</mo>
                  <mn>2</mn>
                </msup>
                <mfrac>
                  <msub>
                    <mi>y</mi>
                    <mn>0</mn>
                  </msub>
                  <mn>2</mn>
                </mfrac>
              </mrow>
              <mo stretchy="false">+</mo>
              <mi>x</mi>
            </mrow>
            <mrow>
              <mo stretchy="false">(</mo>
              <mrow>
                <mi>x</mi>
                <mi mathvariant="normal">−</mi>
                <mn>1</mn>
              </mrow>
              <mo stretchy="false">)</mo>
            </mrow>
            <mrow>
              <mo stretchy="false">(</mo>
              <mrow>
                <mi>x</mi>
                <mi mathvariant="normal">−</mi>
                <mn>2</mn>
              </mrow>
              <mo stretchy="false">)</mo>
            </mrow>
            <mrow>
              <msup>
                <mo stretchy="false">Δ</mo>
                <mn>3</mn>
              </msup>
              <mfrac>
                <msub>
                  <mi>y</mi>
                  <mn>0</mn>
                </msub>
                <mn>6</mn>
              </mfrac>
            </mrow>
          </mrow>
        </mtd>
      </mtr>
    </mtable>
    <annotation encoding="StarMath 5.0">d = {%DELTA^2 y_0} over 6 newline
c = 1 over 2 {%DELTA^2 y_0 - %DELTA^3 y_0} newline
b = %DELTA y_0 - {%DELTA^2 y_0} over 2 + {%DELTA^3 y_0} over 3 newline
a = y_0 newline
y = y_0 + (%DELTA y_0 - {%DELTA^2 y_0} over 2 + {%DELTA^3 y_0} over 3)x + 1 over 2 ({%DELTA^2 y_0 - %DELTA^3 y_0})x^2 + ({%DELTA^2 y_0} over 6)x^3 newline
y = y_0 + %DELTA y_0 x + x(x-1){%DELTA^2 y_0 over 2} + x(x-1)(x-2) {%DELTA^3 y_0 over 6}</annotation>
  </semantics>
</math>
</file>

<file path=Object 5/content.xml><?xml version="1.0" encoding="utf-8"?>
<math xmlns="http://www.w3.org/1998/Math/MathML">
  <semantics>
    <mrow>
      <mi>y</mi>
      <mi mathvariant="normal">=</mi>
      <mrow>
        <msubsup>
          <mi mathvariant="normal">∑</mi>
          <mrow>
            <mi>i</mi>
            <mi mathvariant="normal">=</mi>
            <mn>0</mn>
          </mrow>
          <mi>n</mi>
        </msubsup>
        <mfrac>
          <mrow>
            <msup>
              <mo stretchy="false">Δ</mo>
              <mi>i</mi>
            </msup>
            <msub>
              <mi>y</mi>
              <mn>0</mn>
            </msub>
            <mrow>
              <mrow>
                <msubsup>
                  <mi mathvariant="normal">∏</mi>
                  <mrow>
                    <mi>j</mi>
                    <mi mathvariant="normal">=</mi>
                    <mn>0</mn>
                  </mrow>
                  <mi>i</mi>
                </msubsup>
                <mi>x</mi>
              </mrow>
              <mi mathvariant="normal">−</mi>
              <msub>
                <mi>x</mi>
                <mi>j</mi>
              </msub>
            </mrow>
          </mrow>
          <mrow>
            <mrow>
              <mi>i</mi>
              <mi mathvariant="normal">!</mi>
            </mrow>
            <msup>
              <mi>h</mi>
              <mi>i</mi>
            </msup>
          </mrow>
        </mfrac>
      </mrow>
    </mrow>
    <annotation encoding="StarMath 5.0">y = sum_{i=0}^n {{%DELTA^i y_0 prod_{j=0}^{i} x-x_j} over {fact i h^i}}</annotation>
  </semantics>
</math>
</file>